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cec" officeooo:paragraph-rsid="00049cec"/>
    </style:style>
    <style:style style:name="P2" style:family="paragraph" style:parent-style-name="Standard">
      <style:paragraph-properties fo:text-align="start" style:justify-single-word="false"/>
      <style:text-properties officeooo:rsid="00049cec" officeooo:paragraph-rsid="00049c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geografia.</text:p>
      <text:p text:style-name="P1"/>
      <text:p text:style-name="P2">1-e</text:p>
      <text:p text:style-name="P2">2-e</text:p>
      <text:p text:style-name="P2">3-b</text:p>
      <text:p text:style-name="P2">4-d</text:p>
      <text:p text:style-name="P2">5-a</text:p>
      <text:p text:style-name="P2">6-c</text:p>
      <text:p text:style-name="P2">7-e</text:p>
      <text:p text:style-name="P2">8-b</text:p>
      <text:p text:style-name="P2">9-d</text:p>
      <text:p text:style-name="P2">10-a</text:p>
      <text:p text:style-name="P2">11-a</text:p>
      <text:p text:style-name="P2">12-c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0:02:00.717399813</meta:creation-date>
    <dc:date>2020-10-20T10:03:28.298665372</dc:date>
    <meta:editing-duration>PT1M28S</meta:editing-duration>
    <meta:editing-cycles>1</meta:editing-cycles>
    <meta:document-statistic meta:table-count="0" meta:image-count="0" meta:object-count="0" meta:page-count="1" meta:paragraph-count="13" meta:word-count="14" meta:character-count="59" meta:non-whitespace-character-count="58"/>
    <meta:generator>LibreOffice/6.4.6.2$Linux_X86_64 LibreOffice_project/40$Build-2</meta:generator>
  </office:meta>
</office:document-meta>
</file>